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000000006EC00000A9D0F68372F.png" manifest:media-type="image/png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Графический объект1" text:anchor-type="paragraph" svg:x="-1.912cm" svg:y="-1.824cm" svg:width="20.75cm" svg:height="29.524cm" draw:z-index="0"><draw:image xlink:href="Pictures/10000000000006EC00000A9D0F68372F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WenQuanYi Zen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Zen Hei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metov Ilimdarovich</meta:initial-creator>
    <meta:creation-date>2014-02-15T21:03:06</meta:creation-date>
    <dc:date>2014-02-15T21:05:32</dc:date>
    <dc:creator>Ametov Ilimdarovich</dc:creator>
    <meta:editing-duration>P0D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3.5$Linux_x86 LibreOffice_project/350m1$Build-2</meta:generator>
  </office:meta>
</office:document-meta>
</file>